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2000000E000000DF000000DF00C4DBA758F57D89.svm" manifest:media-type="image/x-svm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83in"/>
    </style:style>
    <style:style style:name="co2" style:family="table-column">
      <style:table-column-properties fo:break-before="auto" style:column-width="0.7728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ject-1-100000" table:style-name="ta1">
        <table:shapes>
          <draw:frame draw:z-index="0" draw:style-name="gr1" draw:text-style-name="P1" svg:width="6.2988in" svg:height="3.5429in" svg:x="4.1169in" svg:y="0.9374in">
            <draw:object draw:notify-on-update-of-ranges="'project-1-100000'.A1:'project-1-100000'.A1 'project-1-100000'.A2:'project-1-100000'.A99 'project-1-100000'.B1:'project-1-100000'.B1 'project-1-100000'.B2:'project-1-100000'.B9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# of Partners (Degrees)</text:p>
          </table:table-cell>
          <table:table-cell office:value-type="string" calcext:value-type="string">
            <text:p># of Nod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6680" calcext:value-type="float">
            <text:p>6668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6665" calcext:value-type="float">
            <text:p>1666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486" calcext:value-type="float">
            <text:p>648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464" calcext:value-type="float">
            <text:p>34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938" calcext:value-type="float">
            <text:p>193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156" calcext:value-type="float">
            <text:p>115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05T09:06:36.072478646</dc:date>
    <meta:editing-duration>PT3M55S</meta:editing-duration>
    <meta:editing-cycles>1</meta:editing-cycles>
    <meta:document-statistic meta:table-count="1" meta:cell-count="198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dash" draw:stroke-dash="Dash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F000000DF00C4DBA758F57D89.svm"/>
      </style:chart-properties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25cm" chart:symbol-height="0.25cm" chart:link-data-style-to-source="true"/>
      <style:graphic-properties draw:stroke="none" svg:stroke-width="0.08cm" svg:stroke-color="#841ced" draw:fill-color="#841ced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544cm" svg:y="4.212cm" style:legend-expansion="high" chart:style-name="ch2"/>
        <chart:plot-area chart:style-name="ch3" table:cell-range-address="'project-1-100000'.A1:'project-1-100000'.B99" chart:data-source-has-labels="row" svg:x="0.32cm" svg:y="0.18cm" svg:width="12.904cm" svg:height="8.64cm">
          <chart:coordinate-region svg:x="1.764cm" svg:y="0.368cm" svg:width="11.061cm" svg:height="7.8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roject-1-100000'.B2:'project-1-100000'.B99" chart:label-cell-address="'project-1-100000'.B1:'project-1-100000'.B1" chart:class="chart:scatter">
            <chart:domain table:cell-range-address="'project-1-100000'.A2:'project-1-100000'.A99"/>
            <chart:data-point chart:repeated="9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# of Nodes</text:p>
                <draw:g>
                  <svg:desc>'project-1-100000'.B1:'project-1-100000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project-1-100000'.A2:'project-1-100000'.A99</svg:desc>
                </draw:g>
              </table:table-cell>
              <table:table-cell office:value-type="float" office:value="66680">
                <text:p>66680</text:p>
                <draw:g>
                  <svg:desc>'project-1-100000'.B2:'project-1-100000'.B9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6665">
                <text:p>16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486">
                <text:p>64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938">
                <text:p>19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156">
                <text:p>11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77">
                <text:p>57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414">
                <text:p>4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9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0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4">
                <text:p>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6">
                <text:p>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7">
                <text:p>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8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1">
                <text:p>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6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1">
                <text:p>9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3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">
                <text:p>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2">
                <text:p>10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3">
                <text:p>1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08">
                <text:p>1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1">
                <text:p>1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4">
                <text:p>12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8">
                <text:p>1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2">
                <text:p>1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36">
                <text:p>1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9">
                <text:p>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1">
                <text:p>1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8">
                <text:p>1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2">
                <text:p>1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97">
                <text:p>1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01">
                <text:p>2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7">
                <text:p>2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25">
                <text:p>2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44">
                <text:p>2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52">
                <text:p>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6">
                <text:p>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49">
                <text:p>449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stroke-dash draw:name="Dash" draw:style="rect" draw:dots1="1" draw:dots1-length="300%" draw:distance="100%"/>
  </office:styles>
</office:document-styles>
</file>